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7269145762712" calcext:value-type="float">
            <text:p>2.17269</text:p>
          </table:table-cell>
          <table:table-cell office:value-type="float" office:value="2.38712366101695" calcext:value-type="float">
            <text:p>2.38712</text:p>
          </table:table-cell>
          <table:table-cell office:value-type="float" office:value="3.09393437288136" calcext:value-type="float">
            <text:p>3.0939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6189938983051" calcext:value-type="float">
            <text:p>2.1619</text:p>
          </table:table-cell>
          <table:table-cell office:value-type="float" office:value="2.3625966779661" calcext:value-type="float">
            <text:p>2.3626</text:p>
          </table:table-cell>
          <table:table-cell office:value-type="float" office:value="3.18699091525424" calcext:value-type="float">
            <text:p>3.186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414671186441" calcext:value-type="float">
            <text:p>2.34415</text:p>
          </table:table-cell>
          <table:table-cell office:value-type="float" office:value="2.12567823728814" calcext:value-type="float">
            <text:p>2.12568</text:p>
          </table:table-cell>
          <table:table-cell office:value-type="float" office:value="2.87193681355932" calcext:value-type="float">
            <text:p>2.871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802370621469" calcext:value-type="float">
            <text:p>2.31802</text:p>
          </table:table-cell>
          <table:table-cell office:value-type="float" office:value="2.1385289039548" calcext:value-type="float">
            <text:p>2.13853</text:p>
          </table:table-cell>
          <table:table-cell office:value-type="float" office:value="2.80429993220339" calcext:value-type="float">
            <text:p>2.804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454720903955" calcext:value-type="float">
            <text:p>2.31455</text:p>
          </table:table-cell>
          <table:table-cell office:value-type="float" office:value="2.15013896045198" calcext:value-type="float">
            <text:p>2.15014</text:p>
          </table:table-cell>
          <table:table-cell office:value-type="float" office:value="2.73874983050847" calcext:value-type="float">
            <text:p>2.7387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56454237288" calcext:value-type="float">
            <text:p>2.30756</text:p>
          </table:table-cell>
          <table:table-cell office:value-type="float" office:value="2.15823832768362" calcext:value-type="float">
            <text:p>2.15824</text:p>
          </table:table-cell>
          <table:table-cell office:value-type="float" office:value="2.72398644067797" calcext:value-type="float">
            <text:p>2.723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328124293785" calcext:value-type="float">
            <text:p>2.19328</text:p>
          </table:table-cell>
          <table:table-cell office:value-type="float" office:value="2.30715570621469" calcext:value-type="float">
            <text:p>2.30716</text:p>
          </table:table-cell>
          <table:table-cell office:value-type="float" office:value="3.07570983050847" calcext:value-type="float">
            <text:p>3.075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64257627119" calcext:value-type="float">
            <text:p>2.18364</text:p>
          </table:table-cell>
          <table:table-cell office:value-type="float" office:value="2.30337331073446" calcext:value-type="float">
            <text:p>2.30337</text:p>
          </table:table-cell>
          <table:table-cell office:value-type="float" office:value="2.87512949152542" calcext:value-type="float">
            <text:p>2.875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123785310734" calcext:value-type="float">
            <text:p>2.30124</text:p>
          </table:table-cell>
          <table:table-cell office:value-type="float" office:value="2.03969163841808" calcext:value-type="float">
            <text:p>2.03969</text:p>
          </table:table-cell>
          <table:table-cell office:value-type="float" office:value="2.59590915254237" calcext:value-type="float">
            <text:p>2.595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00486779661" calcext:value-type="float">
            <text:p>2.30005</text:p>
          </table:table-cell>
          <table:table-cell office:value-type="float" office:value="2.1666291299435" calcext:value-type="float">
            <text:p>2.16663</text:p>
          </table:table-cell>
          <table:table-cell office:value-type="float" office:value="2.8868726779661" calcext:value-type="float">
            <text:p>2.886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10671186441" calcext:value-type="float">
            <text:p>2.29911</text:p>
          </table:table-cell>
          <table:table-cell office:value-type="float" office:value="2.11651665536723" calcext:value-type="float">
            <text:p>2.11652</text:p>
          </table:table-cell>
          <table:table-cell office:value-type="float" office:value="2.81189586440678" calcext:value-type="float">
            <text:p>2.811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17421468927" calcext:value-type="float">
            <text:p>2.24617</text:p>
          </table:table-cell>
          <table:table-cell office:value-type="float" office:value="2.29476427118644" calcext:value-type="float">
            <text:p>2.29476</text:p>
          </table:table-cell>
          <table:table-cell office:value-type="float" office:value="2.98187606779661" calcext:value-type="float">
            <text:p>2.9818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00115254237" calcext:value-type="float">
            <text:p>2.294</text:p>
          </table:table-cell>
          <table:table-cell office:value-type="float" office:value="2.07967098305085" calcext:value-type="float">
            <text:p>2.07967</text:p>
          </table:table-cell>
          <table:table-cell office:value-type="float" office:value="2.73710481355932" calcext:value-type="float">
            <text:p>2.737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166442937853" calcext:value-type="float">
            <text:p>2.29166</text:p>
          </table:table-cell>
          <table:table-cell office:value-type="float" office:value="2.10388951412429" calcext:value-type="float">
            <text:p>2.10389</text:p>
          </table:table-cell>
          <table:table-cell office:value-type="float" office:value="2.65841708474576" calcext:value-type="float">
            <text:p>2.6584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84205649718" calcext:value-type="float">
            <text:p>2.28084</text:p>
          </table:table-cell>
          <table:table-cell office:value-type="float" office:value="2.17882849717514" calcext:value-type="float">
            <text:p>2.17883</text:p>
          </table:table-cell>
          <table:table-cell office:value-type="float" office:value="2.82973396610169" calcext:value-type="float">
            <text:p>2.8297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635084745763" calcext:value-type="float">
            <text:p>2.27635</text:p>
          </table:table-cell>
          <table:table-cell office:value-type="float" office:value="2.0888411299435" calcext:value-type="float">
            <text:p>2.08884</text:p>
          </table:table-cell>
          <table:table-cell office:value-type="float" office:value="2.72919918644068" calcext:value-type="float">
            <text:p>2.729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168770621469" calcext:value-type="float">
            <text:p>2.27169</text:p>
          </table:table-cell>
          <table:table-cell office:value-type="float" office:value="2.12497211299435" calcext:value-type="float">
            <text:p>2.12497</text:p>
          </table:table-cell>
          <table:table-cell office:value-type="float" office:value="2.86539444067797" calcext:value-type="float">
            <text:p>2.8653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97249717514" calcext:value-type="float">
            <text:p>2.26697</text:p>
          </table:table-cell>
          <table:table-cell office:value-type="float" office:value="2.16798018079096" calcext:value-type="float">
            <text:p>2.16798</text:p>
          </table:table-cell>
          <table:table-cell office:value-type="float" office:value="2.76267416949153" calcext:value-type="float">
            <text:p>2.7626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6339256497175" calcext:value-type="float">
            <text:p>2.26339</text:p>
          </table:table-cell>
          <table:table-cell office:value-type="float" office:value="2.17800194350282" calcext:value-type="float">
            <text:p>2.178</text:p>
          </table:table-cell>
          <table:table-cell office:value-type="float" office:value="2.9278706440678" calcext:value-type="float">
            <text:p>2.927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023891525424" calcext:value-type="float">
            <text:p>2.26024</text:p>
          </table:table-cell>
          <table:table-cell office:value-type="float" office:value="2.13409055367232" calcext:value-type="float">
            <text:p>2.13409</text:p>
          </table:table-cell>
          <table:table-cell office:value-type="float" office:value="2.66332610169492" calcext:value-type="float">
            <text:p>2.6633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70731299435" calcext:value-type="float">
            <text:p>2.25707</text:p>
          </table:table-cell>
          <table:table-cell office:value-type="float" office:value="2.18973030508475" calcext:value-type="float">
            <text:p>2.18973</text:p>
          </table:table-cell>
          <table:table-cell office:value-type="float" office:value="2.73813044067797" calcext:value-type="float">
            <text:p>2.7381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524978531073" calcext:value-type="float">
            <text:p>2.25525</text:p>
          </table:table-cell>
          <table:table-cell office:value-type="float" office:value="2.24324775141243" calcext:value-type="float">
            <text:p>2.24325</text:p>
          </table:table-cell>
          <table:table-cell office:value-type="float" office:value="2.89831376271186" calcext:value-type="float">
            <text:p>2.8983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4791615819209" calcext:value-type="float">
            <text:p>2.24792</text:p>
          </table:table-cell>
          <table:table-cell office:value-type="float" office:value="2.23186271186441" calcext:value-type="float">
            <text:p>2.23186</text:p>
          </table:table-cell>
          <table:table-cell office:value-type="float" office:value="2.9354793220339" calcext:value-type="float">
            <text:p>2.9354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44393220339" calcext:value-type="float">
            <text:p>2.24744</text:p>
          </table:table-cell>
          <table:table-cell office:value-type="float" office:value="2.23224314124294" calcext:value-type="float">
            <text:p>2.23224</text:p>
          </table:table-cell>
          <table:table-cell office:value-type="float" office:value="2.81854644067797" calcext:value-type="float">
            <text:p>2.8185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306964971751" calcext:value-type="float">
            <text:p>2.24307</text:p>
          </table:table-cell>
          <table:table-cell office:value-type="float" office:value="2.24679823728814" calcext:value-type="float">
            <text:p>2.2468</text:p>
          </table:table-cell>
          <table:table-cell office:value-type="float" office:value="2.95408705084746" calcext:value-type="float">
            <text:p>2.9540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63606779661" calcext:value-type="float">
            <text:p>2.24564</text:p>
          </table:table-cell>
          <table:table-cell office:value-type="float" office:value="2.26593821468927" calcext:value-type="float">
            <text:p>2.26594</text:p>
          </table:table-cell>
          <table:table-cell office:value-type="float" office:value="3.07367566101695" calcext:value-type="float">
            <text:p>3.073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12795480226" calcext:value-type="float">
            <text:p>2.24413</text:p>
          </table:table-cell>
          <table:table-cell office:value-type="float" office:value="2.24335123163842" calcext:value-type="float">
            <text:p>2.24335</text:p>
          </table:table-cell>
          <table:table-cell office:value-type="float" office:value="2.93399105084746" calcext:value-type="float">
            <text:p>2.9339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291581920904" calcext:value-type="float">
            <text:p>2.24292</text:p>
          </table:table-cell>
          <table:table-cell office:value-type="float" office:value="2.20237661016949" calcext:value-type="float">
            <text:p>2.20238</text:p>
          </table:table-cell>
          <table:table-cell office:value-type="float" office:value="2.79073898305085" calcext:value-type="float">
            <text:p>2.7907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3781776271186" calcext:value-type="float">
            <text:p>2.23782</text:p>
          </table:table-cell>
          <table:table-cell office:value-type="float" office:value="2.28875166101695" calcext:value-type="float">
            <text:p>2.28875</text:p>
          </table:table-cell>
          <table:table-cell office:value-type="float" office:value="2.92206752542373" calcext:value-type="float">
            <text:p>2.9220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47844067797" calcext:value-type="float">
            <text:p>2.23748</text:p>
          </table:table-cell>
          <table:table-cell office:value-type="float" office:value="2.21863346892655" calcext:value-type="float">
            <text:p>2.21863</text:p>
          </table:table-cell>
          <table:table-cell office:value-type="float" office:value="2.76750725423729" calcext:value-type="float">
            <text:p>2.7675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56366101695" calcext:value-type="float">
            <text:p>2.23356</text:p>
          </table:table-cell>
          <table:table-cell office:value-type="float" office:value="2.3477424180791" calcext:value-type="float">
            <text:p>2.34774</text:p>
          </table:table-cell>
          <table:table-cell office:value-type="float" office:value="3.28317369491525" calcext:value-type="float">
            <text:p>3.2831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87511864407" calcext:value-type="float">
            <text:p>2.23088</text:p>
          </table:table-cell>
          <table:table-cell office:value-type="float" office:value="2.28406562711864" calcext:value-type="float">
            <text:p>2.28407</text:p>
          </table:table-cell>
          <table:table-cell office:value-type="float" office:value="2.92927728813559" calcext:value-type="float">
            <text:p>2.9292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021039548023" calcext:value-type="float">
            <text:p>2.23021</text:p>
          </table:table-cell>
          <table:table-cell office:value-type="float" office:value="2.27479638418079" calcext:value-type="float">
            <text:p>2.2748</text:p>
          </table:table-cell>
          <table:table-cell office:value-type="float" office:value="2.91369518644068" calcext:value-type="float">
            <text:p>2.913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828942372881" calcext:value-type="float">
            <text:p>2.24829</text:p>
          </table:table-cell>
          <table:table-cell office:value-type="float" office:value="2.22734919774011" calcext:value-type="float">
            <text:p>2.22735</text:p>
          </table:table-cell>
          <table:table-cell office:value-type="float" office:value="2.93838318644068" calcext:value-type="float">
            <text:p>2.938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728691525424" calcext:value-type="float">
            <text:p>2.22729</text:p>
          </table:table-cell>
          <table:table-cell office:value-type="float" office:value="2.17701957062147" calcext:value-type="float">
            <text:p>2.17702</text:p>
          </table:table-cell>
          <table:table-cell office:value-type="float" office:value="2.77595444067797" calcext:value-type="float">
            <text:p>2.7759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45986440678" calcext:value-type="float">
            <text:p>2.22346</text:p>
          </table:table-cell>
          <table:table-cell office:value-type="float" office:value="2.27422133333333" calcext:value-type="float">
            <text:p>2.27422</text:p>
          </table:table-cell>
          <table:table-cell office:value-type="float" office:value="2.96715877966102" calcext:value-type="float">
            <text:p>2.9671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691701694915" calcext:value-type="float">
            <text:p>2.23692</text:p>
          </table:table-cell>
          <table:table-cell office:value-type="float" office:value="2.2202750960452" calcext:value-type="float">
            <text:p>2.22028</text:p>
          </table:table-cell>
          <table:table-cell office:value-type="float" office:value="2.76702074576271" calcext:value-type="float">
            <text:p>2.7670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71929943503" calcext:value-type="float">
            <text:p>2.21772</text:p>
          </table:table-cell>
          <table:table-cell office:value-type="float" office:value="2.22656856497175" calcext:value-type="float">
            <text:p>2.22657</text:p>
          </table:table-cell>
          <table:table-cell office:value-type="float" office:value="2.78980311864407" calcext:value-type="float">
            <text:p>2.789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300842937853" calcext:value-type="float">
            <text:p>2.21301</text:p>
          </table:table-cell>
          <table:table-cell office:value-type="float" office:value="2.27291317514124" calcext:value-type="float">
            <text:p>2.27291</text:p>
          </table:table-cell>
          <table:table-cell office:value-type="float" office:value="3.05769410169492" calcext:value-type="float">
            <text:p>3.05769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50054237288" calcext:value-type="float">
            <text:p>2.2665</text:p>
          </table:table-cell>
          <table:table-cell office:value-type="float" office:value="2.21225037288136" calcext:value-type="float">
            <text:p>2.21225</text:p>
          </table:table-cell>
          <table:table-cell office:value-type="float" office:value="2.91225355932203" calcext:value-type="float">
            <text:p>2.9122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08772881356" calcext:value-type="float">
            <text:p>2.21209</text:p>
          </table:table-cell>
          <table:table-cell office:value-type="float" office:value="2.30481337853107" calcext:value-type="float">
            <text:p>2.30481</text:p>
          </table:table-cell>
          <table:table-cell office:value-type="float" office:value="3.0639053559322" calcext:value-type="float">
            <text:p>3.06391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80662146893" calcext:value-type="float">
            <text:p>2.20881</text:p>
          </table:table-cell>
          <table:table-cell office:value-type="float" office:value="2.30592899435028" calcext:value-type="float">
            <text:p>2.30593</text:p>
          </table:table-cell>
          <table:table-cell office:value-type="float" office:value="2.97607593220339" calcext:value-type="float">
            <text:p>2.9760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30564971751" calcext:value-type="float">
            <text:p>2.22931</text:p>
          </table:table-cell>
          <table:table-cell office:value-type="float" office:value="2.20090983050847" calcext:value-type="float">
            <text:p>2.20091</text:p>
          </table:table-cell>
          <table:table-cell office:value-type="float" office:value="2.77406345762712" calcext:value-type="float">
            <text:p>2.7740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00519774011" calcext:value-type="float">
            <text:p>2.19701</text:p>
          </table:table-cell>
          <table:table-cell office:value-type="float" office:value="2.33073604519774" calcext:value-type="float">
            <text:p>2.33074</text:p>
          </table:table-cell>
          <table:table-cell office:value-type="float" office:value="2.93679972881356" calcext:value-type="float">
            <text:p>2.936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6375819209" calcext:value-type="float">
            <text:p>2.26864</text:p>
          </table:table-cell>
          <table:table-cell office:value-type="float" office:value="2.19255396610169" calcext:value-type="float">
            <text:p>2.19255</text:p>
          </table:table-cell>
          <table:table-cell office:value-type="float" office:value="2.94077477966102" calcext:value-type="float">
            <text:p>2.940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208781920904" calcext:value-type="float">
            <text:p>2.19209</text:p>
          </table:table-cell>
          <table:table-cell office:value-type="float" office:value="2.29229663276836" calcext:value-type="float">
            <text:p>2.2923</text:p>
          </table:table-cell>
          <table:table-cell office:value-type="float" office:value="2.97286833898305" calcext:value-type="float">
            <text:p>2.9728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971125423729" calcext:value-type="float">
            <text:p>2.18971</text:p>
          </table:table-cell>
          <table:table-cell office:value-type="float" office:value="2.32680809039548" calcext:value-type="float">
            <text:p>2.32681</text:p>
          </table:table-cell>
          <table:table-cell office:value-type="float" office:value="3.0226253559322" calcext:value-type="float">
            <text:p>3.022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58167231638" calcext:value-type="float">
            <text:p>2.18358</text:p>
          </table:table-cell>
          <table:table-cell office:value-type="float" office:value="2.37441726553672" calcext:value-type="float">
            <text:p>2.37442</text:p>
          </table:table-cell>
          <table:table-cell office:value-type="float" office:value="3.05293613559322" calcext:value-type="float">
            <text:p>3.05294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9246779661" calcext:value-type="float">
            <text:p>2.18292</text:p>
          </table:table-cell>
          <table:table-cell office:value-type="float" office:value="2.40270953672316" calcext:value-type="float">
            <text:p>2.40271</text:p>
          </table:table-cell>
          <table:table-cell office:value-type="float" office:value="3.24652691525424" calcext:value-type="float">
            <text:p>3.2465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4550960452" calcext:value-type="float">
            <text:p>2.16946</text:p>
          </table:table-cell>
          <table:table-cell office:value-type="float" office:value="2.35933520903955" calcext:value-type="float">
            <text:p>2.35934</text:p>
          </table:table-cell>
          <table:table-cell office:value-type="float" office:value="3.09461776271186" calcext:value-type="float">
            <text:p>3.09462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69058079096" calcext:value-type="float">
            <text:p>2.16691</text:p>
          </table:table-cell>
          <table:table-cell office:value-type="float" office:value="2.36886829378531" calcext:value-type="float">
            <text:p>2.36887</text:p>
          </table:table-cell>
          <table:table-cell office:value-type="float" office:value="3.13144759322034" calcext:value-type="float">
            <text:p>3.131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652969039548" calcext:value-type="float">
            <text:p>2.1653</text:p>
          </table:table-cell>
          <table:table-cell office:value-type="float" office:value="2.36888662146893" calcext:value-type="float">
            <text:p>2.36889</text:p>
          </table:table-cell>
          <table:table-cell office:value-type="float" office:value="3.09383023728814" calcext:value-type="float">
            <text:p>3.0938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53679096045" calcext:value-type="float">
            <text:p>2.23054</text:p>
          </table:table-cell>
          <table:table-cell office:value-type="float" office:value="2.15983091525424" calcext:value-type="float">
            <text:p>2.15983</text:p>
          </table:table-cell>
          <table:table-cell office:value-type="float" office:value="2.7330253559322" calcext:value-type="float">
            <text:p>2.7330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742357062147" calcext:value-type="float">
            <text:p>2.15742</text:p>
          </table:table-cell>
          <table:table-cell office:value-type="float" office:value="2.3800978079096" calcext:value-type="float">
            <text:p>2.3801</text:p>
          </table:table-cell>
          <table:table-cell office:value-type="float" office:value="3.08445261016949" calcext:value-type="float">
            <text:p>3.08445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9501920904" calcext:value-type="float">
            <text:p>2.15695</text:p>
          </table:table-cell>
          <table:table-cell office:value-type="float" office:value="2.37209233898305" calcext:value-type="float">
            <text:p>2.37209</text:p>
          </table:table-cell>
          <table:table-cell office:value-type="float" office:value="3.16580040677966" calcext:value-type="float">
            <text:p>3.165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46856497175" calcext:value-type="float">
            <text:p>2.15647</text:p>
          </table:table-cell>
          <table:table-cell office:value-type="float" office:value="2.35318393220339" calcext:value-type="float">
            <text:p>2.35318</text:p>
          </table:table-cell>
          <table:table-cell office:value-type="float" office:value="3.04380230508475" calcext:value-type="float">
            <text:p>3.043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98508474576" calcext:value-type="float">
            <text:p>2.26399</text:p>
          </table:table-cell>
          <table:table-cell office:value-type="float" office:value="2.1534018079096" calcext:value-type="float">
            <text:p>2.1534</text:p>
          </table:table-cell>
          <table:table-cell office:value-type="float" office:value="2.811184" calcext:value-type="float">
            <text:p>2.81118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5145218079096" calcext:value-type="float">
            <text:p>2.15145</text:p>
          </table:table-cell>
          <table:table-cell office:value-type="float" office:value="2.29853737853107" calcext:value-type="float">
            <text:p>2.29854</text:p>
          </table:table-cell>
          <table:table-cell office:value-type="float" office:value="2.81963389830508" calcext:value-type="float">
            <text:p>2.81963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764883615819" calcext:value-type="float">
            <text:p>2.26765</text:p>
          </table:table-cell>
          <table:table-cell office:value-type="float" office:value="2.12736702824859" calcext:value-type="float">
            <text:p>2.12737</text:p>
          </table:table-cell>
          <table:table-cell office:value-type="float" office:value="2.67699905084746" calcext:value-type="float">
            <text:p>2.677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5801615819209" calcext:value-type="float">
            <text:p>2.35802</text:p>
          </table:table-cell>
          <table:table-cell office:value-type="float" office:value="2.0827406779661" calcext:value-type="float">
            <text:p>2.08274</text:p>
          </table:table-cell>
          <table:table-cell office:value-type="float" office:value="2.68565640677966" calcext:value-type="float">
            <text:p>2.68566</text:p>
          </table:table-cell>
          <table:table-cell office:value-type="float" office:value="44250000" calcext:value-type="float">
            <text:p>442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1" calcext:value-type="float">
            <text:p>1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0" calcext:value-type="float">
            <text:p>0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1" calcext:value-type="float">
            <text:p>1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1" calcext:value-type="float">
            <text:p>1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0" calcext:value-type="float">
            <text:p>0</text:p>
          </table:table-cell>
          <table:table-cell table:formula="of:=SUM([.AP1:.AP5])" office:value-type="float" office:value="1" calcext:value-type="float">
            <text:p>1</text:p>
          </table:table-cell>
          <table:table-cell table:formula="of:=SUM([.AQ1:.AQ5])" office:value-type="float" office:value="4" calcext:value-type="float">
            <text:p>4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5" calcext:value-type="float">
            <text:p>5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4" calcext:value-type="float">
            <text:p>4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2" calcext:value-type="float">
            <text:p>2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0" calcext:value-type="float">
            <text:p>0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1" calcext:value-type="float">
            <text:p>1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1" calcext:value-type="float">
            <text:p>1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1:02:24.325623733</dc:date>
    <meta:document-statistic meta:table-count="1" meta:cell-count="4638" meta:object-count="0"/>
    <meta:generator>LibreOffice/4.2.8.2$Linux_X86_64 LibreOffice_project/420m0$Build-2</meta:generator>
  </office:meta>
</office:document-meta>
</file>